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weight="normal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Heading_20_3">
      <style:text-properties fo:font-weight="bold"/>
    </style:style>
    <style:style style:name="T1" style:family="text">
      <style:text-properties fo:font-weight="normal"/>
    </style:style>
    <style:style style:name="T2" style:family="text">
      <style:text-properties fo:font-weight="normal" officeooo:rsid="0005cfe1"/>
    </style:style>
    <style:style style:name="T3" style:family="text">
      <style:text-properties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nior Software Security Engineer</text:h>
      <text:p text:style-name="P1">Based in our development centre in Dublin, Ireland, the Senior Software Security Engineer will be working on the Waratek JVM/RASP code base. The successful candidates will be responsible for designing, implementing, improving and maintaining the security features of our award-winning RASP solution.</text:p>
      <text:h text:style-name="P14" text:outline-level="3">Responsibilities</text:h>
      <text:list xml:id="list4497857684489359330" text:style-name="L1">
        <text:list-item>
          <text:p text:style-name="P8"><text:span text:style-name="T1">Research, design and implement new security features for Waratek’s RASP solutions</text:span> </text:p>
        </text:list-item>
        <text:list-item>
          <text:p text:style-name="P8"><text:span text:style-name="T1">Expand and improve existing security features</text:span> </text:p>
        </text:list-item>
        <text:list-item>
          <text:p text:style-name="P8"><text:span text:style-name="T1">Perform security design reviews, threat modelling and code reviews</text:span> </text:p>
        </text:list-item>
        <text:list-item>
          <text:p text:style-name="P8"><text:span text:style-name="T1">Conduct research to identify attack vectors against Waratek’s products</text:span> </text:p>
        </text:list-item>
        <text:list-item>
          <text:p text:style-name="P8"><text:span text:style-name="T1">Educate, evangelize and improve software security and safe coding practices within Waratek</text:span> </text:p>
        </text:list-item>
        <text:list-item>
          <text:p text:style-name="P8"><text:span text:style-name="T1">Provide technical guidance on and advocate adherence to secure Software Development Life Cycle (SDLC)</text:span> </text:p>
        </text:list-item>
        <text:list-item>
          <text:p text:style-name="P2"><text:span text:style-name="T1">Maintain awareness of up-to-date threats and vulnerabilities</text:span> </text:p>
        </text:list-item>
      </text:list>
      <text:h text:style-name="P14" text:outline-level="3">Essential Qualifications</text:h>
      <text:list xml:id="list5907438035510187819" text:style-name="L2">
        <text:list-item>
          <text:p text:style-name="P3"><text:span text:style-name="T1">BSc in Computer Science (or a related discipline)</text:span> </text:p>
        </text:list-item>
      </text:list>
      <text:h text:style-name="P14" text:outline-level="3">Desired Qualifications</text:h>
      <text:list xml:id="list1829897829286607761" text:style-name="L3">
        <text:list-item>
          <text:p text:style-name="P9"><text:span text:style-name="T1">MSc in Computer Security or in a related discipline (or other similar postgraduate qualification)</text:span> </text:p>
        </text:list-item>
        <text:list-item>
          <text:p text:style-name="P4"><text:span text:style-name="T1">CEH, CISSP, SANS GIAC, OSCP, or other industry certifications</text:span> </text:p>
        </text:list-item>
      </text:list>
      <text:h text:style-name="P14" text:outline-level="3">Essential Skills and Experience</text:h>
      <text:list xml:id="list2268289375203661219" text:style-name="L4">
        <text:list-item>
          <text:p text:style-name="P10"><text:span text:style-name="T1">Experience in software development in Java (</text:span><text:span text:style-name="T2">3</text:span><text:span text:style-name="T1">+ years minimum)</text:span> </text:p>
        </text:list-item>
        <text:list-item>
          <text:p text:style-name="P10"><text:span text:style-name="T1">Experience in web-application security, secure software development, security code reviews (2+ years minimum)</text:span> </text:p>
        </text:list-item>
        <text:list-item>
          <text:p text:style-name="P10"><text:span text:style-name="T1">Experience in designing and implementing security solutions</text:span> </text:p>
        </text:list-item>
        <text:list-item>
          <text:p text:style-name="P10"><text:span text:style-name="T1">Excellent understanding of common software security issues and mitigation techniques (OWASP top 10, SANS top 25, etc)</text:span> </text:p>
        </text:list-item>
        <text:list-item>
          <text:p text:style-name="P10"><text:span text:style-name="T1">Knowledge in various security tools (eg. Burp, Fiddler, WebGoat)</text:span> </text:p>
        </text:list-item>
        <text:list-item>
          <text:p text:style-name="P10"><text:span text:style-name="T1">Good understanding of current trends and developments in information security.</text:span> </text:p>
        </text:list-item>
        <text:list-item>
          <text:p text:style-name="P10"><text:span text:style-name="T1">Experience in web services technologies (XML, REST, JSON)</text:span> </text:p>
        </text:list-item>
        <text:list-item>
          <text:p text:style-name="P10"><text:span text:style-name="T1">Excellent understanding of the complete SDLC lifecycle</text:span> </text:p>
        </text:list-item>
        <text:list-item>
          <text:p text:style-name="P10"><text:span text:style-name="T1">Experience in working on projects with demanding timescales</text:span> </text:p>
        </text:list-item>
        <text:list-item>
          <text:p text:style-name="P10"><text:span text:style-name="T1">Good grasp of distributed revision control workflow (eg. Mercurial, Git), build tools (eg. Ant, Maven) and Continuous Integration (eg. Jenkins, Hudson</text:span><text:span text:style-name="T3">)</text:span> </text:p>
        </text:list-item>
        <text:list-item>
          <text:p text:style-name="P10"><text:span text:style-name="T1">Good knowledge of the Linux environment</text:span> </text:p>
        </text:list-item>
        <text:list-item>
          <text:p text:style-name="P11">Experience in writing unit and functional tests </text:p>
        </text:list-item>
        <text:list-item>
          <text:p text:style-name="P5"><text:soft-page-break/><text:span text:style-name="T1">Experience of various development methodologies, especially agile and waterfall, and a capability to drive improvements in this area</text:span> </text:p>
        </text:list-item>
      </text:list>
      <text:h text:style-name="P14" text:outline-level="3">Desired Skills and Experience</text:h>
      <text:list xml:id="list6067892189837302172" text:style-name="L5">
        <text:list-item>
          <text:p text:style-name="P12"><text:span text:style-name="T1">Experience in analyzing Java vulnerabilities and exploits</text:span> </text:p>
        </text:list-item>
        <text:list-item>
          <text:p text:style-name="P12"><text:span text:style-name="T1">Experience in security assessment with tools such as Checkmarx, Fortify, Veracode, Nessus etc</text:span> </text:p>
        </text:list-item>
        <text:list-item>
          <text:p text:style-name="P12"><text:span text:style-name="T1">Experience with Web Application Firewalls</text:span> </text:p>
        </text:list-item>
        <text:list-item>
          <text:p text:style-name="P12"><text:span text:style-name="T1">Experience in threat modelling</text:span> </text:p>
        </text:list-item>
        <text:list-item>
          <text:p text:style-name="P12"><text:span text:style-name="T1">Understanding of the Java Virtual Machine Specification or the Java Language Specification will be a plus</text:span> </text:p>
        </text:list-item>
        <text:list-item>
          <text:p text:style-name="P12"><text:span text:style-name="T1">Prior experience in development of compilers or interpreters will be helpful</text:span> </text:p>
        </text:list-item>
        <text:list-item>
          <text:p text:style-name="P12"><text:span text:style-name="T1">Exposure to or experience of leading teams and the associated responsibilities</text:span> </text:p>
        </text:list-item>
        <text:list-item>
          <text:p text:style-name="P12"><text:span text:style-name="T1">Project Management experience</text:span> </text:p>
        </text:list-item>
        <text:list-item>
          <text:p text:style-name="P6"><text:span text:style-name="T1">Experience of various development methodologies, especially agile and waterfall, and a capability to drive improvements in this area</text:span> </text:p>
        </text:list-item>
      </text:list>
      <text:h text:style-name="P14" text:outline-level="3">Personal Skills</text:h>
      <text:list xml:id="list4452364663946112607" text:style-name="L6">
        <text:list-item>
          <text:p text:style-name="P13"><text:span text:style-name="T1">Strong passion and interest in software security</text:span> </text:p>
        </text:list-item>
        <text:list-item>
          <text:p text:style-name="P13"><text:span text:style-name="T1">Good team player, gets on well with others and able to work with people of different skill levels</text:span> </text:p>
        </text:list-item>
        <text:list-item>
          <text:p text:style-name="P13"><text:span text:style-name="T1">Ability to clearly and effectively communicate with Software Engineers, QA engineers and management</text:span> </text:p>
        </text:list-item>
        <text:list-item>
          <text:p text:style-name="P13"><text:span text:style-name="T1">Excellent interpersonal, organizational, time-management, problem solving and analytical skills</text:span> </text:p>
        </text:list-item>
        <text:list-item>
          <text:p text:style-name="P13"><text:span text:style-name="T1">Self-motivated and ability in taking ownership of projects</text:span> </text:p>
        </text:list-item>
        <text:list-item>
          <text:p text:style-name="P7"><text:span text:style-name="T1">Enjoys working on challenging problems in a fast-paced development environment</text:span> </text:p>
        </text:list-item>
      </text:list>
      <text:p text:style-name="Text_20_body">For further information please contact us at <text:a xlink:type="simple" xlink:href="mailto:jobs@waratek.com">jobs@waratek.com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AR PL UMing HK" style:font-family-asian="'AR PL UMing HK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O'Keeffe</meta:initial-creator>
    <meta:creation-date>2016-04-27T09:36:29.583713702</meta:creation-date>
    <dc:date>2016-04-27T09:38:03.035181492</dc:date>
    <dc:creator>Tony O'Keeffe</dc:creator>
    <meta:editing-duration>P0D</meta:editing-duration>
    <meta:editing-cycles>1</meta:editing-cycles>
    <meta:document-statistic meta:table-count="0" meta:image-count="0" meta:object-count="0" meta:page-count="2" meta:paragraph-count="47" meta:word-count="499" meta:character-count="3470" meta:non-whitespace-character-count="3018"/>
    <meta:generator>LibreOffice/4.2.8.2$Linux_X86_64 LibreOffice_project/420$Build-2</meta:generator>
  </office:meta>
</office:document-meta>
</file>